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layer="layout" svg:width="25.199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8T14:03:54.315949199</meta:creation-date>
    <dc:date>2020-11-18T14:04:47.707793515</dc:date>
    <meta:editing-duration>PT54S</meta:editing-duration>
    <meta:editing-cycles>1</meta:editing-cycles>
    <meta:document-statistic meta:object-count="29"/>
    <meta:generator>LibreOffice/7.0.2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9cm" svg:y="3.77cm" style:legend-expansion="high" chart:style-name="ch2"/>
        <chart:plot-area chart:style-name="ch3" chart:data-source-has-labels="both" svg:x="0.504cm" svg:y="0.182cm" svg:width="21.982cm" svg:height="8.771cm">
          <chart:coordinate-region svg:x="1.125cm" svg:y="0.381cm" svg:width="21.361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